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78e" officeooo:paragraph-rsid="0002a78e"/>
    </style:style>
    <style:style style:name="P2" style:family="paragraph" style:parent-style-name="Standard" style:list-style-name="L1">
      <style:text-properties officeooo:rsid="0002a78e" officeooo:paragraph-rsid="0002a78e"/>
    </style:style>
    <style:style style:name="P3" style:family="paragraph" style:parent-style-name="Standard" style:list-style-name="L2">
      <style:text-properties officeooo:rsid="0002a78e" officeooo:paragraph-rsid="0002a7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ing data for our machine learning model</text:p>
      <text:p text:style-name="P1"/>
      <text:list xml:id="list2281320098" text:style-name="L1">
        <text:list-item>
          <text:p text:style-name="P2">Data cleaning</text:p>
        </text:list-item>
        <text:list-item>
          <text:p text:style-name="P2">Handling Text and Categorical Attributes</text:p>
        </text:list-item>
        <text:list-item>
          <text:p text:style-name="P2">Custom Transformers</text:p>
        </text:list-item>
        <text:list-item>
          <text:p text:style-name="P2">Feature Scaling</text:p>
        </text:list-item>
        <text:list-item>
          <text:p text:style-name="P2">Transformation Pipelines</text:p>
        </text:list-item>
      </text:list>
      <text:p text:style-name="P1"/>
      <text:p text:style-name="P1">custom transformers are very important for preparation of the data for out machine learning model. Skelarn allow us to make these custom transformers for our data very easily.</text:p>
      <text:p text:style-name="P1"/>
      <text:p text:style-name="P1">Most machine learning models cannot work with missing features. It is very good practice to know how scikit-learn design is put, it is all about consistency.</text:p>
      <text:list xml:id="list428483940" text:style-name="L2">
        <text:list-item>
          <text:p text:style-name="P3">Estimators with fit()</text:p>
        </text:list-item>
        <text:list-item>
          <text:p text:style-name="P3">Transformers with transform()</text:p>
        </text:list-item>
        <text:list-item>
          <text:p text:style-name="P3">Predictors with predict() and score()</text:p>
        </text:list-item>
        <text:list-item>
          <text:p text:style-name="P3">inspection</text:p>
        </text:list-item>
        <text:list-item>
          <text:p text:style-name="P3">Nonproliferation of classes</text:p>
        </text:list-item>
        <text:list-item>
          <text:p text:style-name="P3">composition</text:p>
        </text:list-item>
        <text:list-item>
          <text:p text:style-name="P3">Sensible defaults</text:p>
        </text:list-item>
      </text:list>
      <text:p text:style-name="P1"/>
      <text:p text:style-name="P1">One hot encoding is used for transformation of tuple with string data. </text:p>
      <text:p text:style-name="P1"/>
      <text:p text:style-name="P1">Feature scaling means that all the numerical values are bound to a specific min-max limit. Min-max scaling is also known as normalization which is quite simple: values are shifted and rescaled so that they end up ranging from 0 to 1. we do this by subtracting the min value and dividing by the max minus the min.</text:p>
      <text:p text:style-name="P1"/>
      <text:p text:style-name="P1">there are many data transformations steps that need to be executed in right order. We can do all that using classed from sklearn that enabled us to define a pipeline for our data preparation like ColumnTransform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3:54:24.225569062</meta:creation-date>
    <meta:generator>LibreOffice/6.2.8.2$Linux_X86_64 LibreOffice_project/20$Build-2</meta:generator>
    <dc:date>2019-11-05T00:00:20.259683619</dc:date>
    <meta:editing-duration>PT10M17S</meta:editing-duration>
    <meta:editing-cycles>1</meta:editing-cycles>
    <meta:document-statistic meta:table-count="0" meta:image-count="0" meta:object-count="0" meta:page-count="1" meta:paragraph-count="18" meta:word-count="209" meta:character-count="1249" meta:non-whitespace-character-count="1069"/>
  </office:meta>
</office:document-meta>
</file>